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DB400001361ED2F47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6917in" svg:height="16.5354in" draw:z-index="0"><draw:image xlink:href="Pictures/1000000000000DB400001361ED2F47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8T14:12:16</meta:creation-date>
    <dc:date>2013-01-02T02:13:11</dc:date>
    <meta:editing-duration>PT6M9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